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November 3, 2021 (06:51: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2:09Z</meta:creation-date>
    <dc:date>2021-11-03T22:52:09Z</dc:date>
    <meta:user-defined meta:name="date" meta:value-type="string">November   3, 2021 (06:51: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